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YFG3A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7" office:value-type="string" calcext:value-type="string">
            <text:p>Color → </text:p>
          </table:table-cell>
          <table:table-cell table:style-name="Default"/>
          <table:table-cell table:style-name="ce69"/>
          <table:table-cell table:style-name="ce70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table:number-columns-repeated="2"/>
          <table:table-cell table:style-name="Default" table:number-columns-repeated="12"/>
          <table:table-cell table:style-name="ce70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table:number-columns-repeated="2"/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 office:value-type="string" calcext:value-type="string">
            <text:p>Plate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9" office:value-type="string" calcext:value-type="string">
            <text:p>Alive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51" office:value-type="string" calcext:value-type="string">
            <text:p>Missing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9" office:value-type="string" calcext:value-type="string">
            <text:p>Alive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-Ex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-Ba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51" office:value-type="string" calcext:value-type="string">
            <text:p>Missing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5:44:01.519772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2T05:44:06.937744356</dc:date>
    <meta:editing-duration>P3DT6H59M15S</meta:editing-duration>
    <meta:editing-cycles>76</meta:editing-cycles>
    <meta:generator>LibreOffice/7.5.6.2$Linux_X86_64 LibreOffice_project/50$Build-2</meta:generator>
    <meta:document-statistic meta:table-count="1" meta:cell-count="1527" meta:object-count="0"/>
  </office:meta>
</office:document-meta>
</file>